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90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4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1.00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6674c" officeooo:paragraph-rsid="0016674c"/>
    </style:style>
    <style:style style:name="P2" style:family="paragraph" style:parent-style-name="Table_20_Contents">
      <style:text-properties officeooo:rsid="0016674c" officeooo:paragraph-rsid="0016674c"/>
    </style:style>
    <style:style style:name="P3" style:family="paragraph" style:parent-style-name="Table_20_Contents">
      <style:text-properties officeooo:rsid="0016c26e" officeooo:paragraph-rsid="0016c26e"/>
    </style:style>
    <style:style style:name="P4" style:family="paragraph" style:parent-style-name="Table_20_Contents">
      <style:text-properties officeooo:rsid="0018937f" officeooo:paragraph-rsid="0018937f"/>
    </style:style>
    <style:style style:name="P5" style:family="paragraph" style:parent-style-name="Table_20_Contents">
      <style:text-properties officeooo:rsid="0016674c" officeooo:paragraph-rsid="0022bf3d"/>
    </style:style>
    <style:style style:name="P6" style:family="paragraph" style:parent-style-name="Table_20_Contents" style:list-style-name="L5">
      <style:text-properties officeooo:rsid="0018937f" officeooo:paragraph-rsid="0018937f"/>
    </style:style>
    <style:style style:name="P7" style:family="paragraph" style:parent-style-name="Table_20_Contents" style:list-style-name="L6">
      <style:text-properties officeooo:paragraph-rsid="0022bf3d"/>
    </style:style>
    <style:style style:name="P8" style:family="paragraph" style:parent-style-name="Table_20_Contents" style:list-style-name="L6">
      <style:text-properties officeooo:rsid="0022bf3d" officeooo:paragraph-rsid="0022bf3d"/>
    </style:style>
    <style:style style:name="P9" style:family="paragraph" style:parent-style-name="Table_20_Contents" style:list-style-name="L1">
      <style:text-properties officeooo:rsid="0022bf3d" officeooo:paragraph-rsid="0022bf3d"/>
    </style:style>
    <style:style style:name="P10" style:family="paragraph" style:parent-style-name="Table_20_Contents" style:list-style-name="L5">
      <style:text-properties officeooo:rsid="0022bf3d" officeooo:paragraph-rsid="0022bf3d"/>
    </style:style>
    <style:style style:name="P11" style:family="paragraph" style:parent-style-name="Table_20_Contents" style:list-style-name="L3">
      <style:text-properties officeooo:rsid="0022bf3d" officeooo:paragraph-rsid="0022f7b6"/>
    </style:style>
    <style:style style:name="P12" style:family="paragraph" style:parent-style-name="Table_20_Contents" style:list-style-name="L4">
      <style:text-properties officeooo:rsid="0022f7b6" officeooo:paragraph-rsid="0022f7b6"/>
    </style:style>
    <style:style style:name="P13" style:family="paragraph" style:parent-style-name="Table_20_Contents" style:list-style-name="L3">
      <style:text-properties officeooo:rsid="0022f7b6" officeooo:paragraph-rsid="0022f7b6"/>
    </style:style>
    <style:style style:name="P14" style:family="paragraph" style:parent-style-name="Table_20_Contents" style:list-style-name="L2">
      <style:text-properties officeooo:rsid="0022f7b6" officeooo:paragraph-rsid="0022f7b6"/>
    </style:style>
    <style:style style:name="T1" style:family="text">
      <style:text-properties style:text-position="super 58%"/>
    </style:style>
    <style:style style:name="T2" style:family="text">
      <style:text-properties officeooo:rsid="0018937f"/>
    </style:style>
    <style:style style:name="T3" style:family="text">
      <style:text-properties officeooo:rsid="0022bf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COPE STATE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ject Title : IIITB gateway surveillance system</text:p>
          </table:table-cell>
          <table:table-cell table:style-name="Table1.B1" office:value-type="string">
            <text:p text:style-name="P2">Project Number : <text:span text:style-name="T3">AWPK2026</text:span></text:p>
          </table:table-cell>
        </table:table-row>
        <table:table-row table:style-name="Table1.2">
          <table:table-cell table:style-name="Table1.A2" office:value-type="string">
            <text:p text:style-name="P2">Project Leader : <text:span text:style-name="T3">Srikoti Aryan </text:span></text:p>
          </table:table-cell>
          <table:table-cell table:style-name="Table1.B2" office:value-type="string">
            <text:p text:style-name="P2">Anticipated Start Date : <text:span text:style-name="T3">22</text:span><text:span text:style-name="T1">th</text:span> <text:span text:style-name="T3">March</text:span>, 20<text:span text:style-name="T3">26</text:span></text:p>
          </table:table-cell>
        </table:table-row>
        <table:table-row table:style-name="Table1.3">
          <table:table-cell table:style-name="Table1.A2" office:value-type="string">
            <text:p text:style-name="P2">Sponsor : <text:span text:style-name="T3">IIIT-B</text:span></text:p>
          </table:table-cell>
          <table:table-cell table:style-name="Table1.B2" office:value-type="string">
            <text:p text:style-name="P2">Anticipated <text:span text:style-name="T2">Completion</text:span> Date : <text:span text:style-name="T3">15</text:span><text:span text:style-name="T1">h</text:span> <text:span text:style-name="T3">April</text:span>, 20<text:span text:style-name="T3">26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Team Members : </text:p>
            <text:list xml:id="list2266541277" text:style-name="L6">
              <text:list-item>
                <text:p text:style-name="P7"><text:span text:style-name="T3">Srikoti Aryan</text:span></text:p>
              </text:list-item>
              <text:list-item>
                <text:p text:style-name="P8">Pranav Kumar Anupam</text:p>
              </text:list-item>
              <text:list-item>
                <text:p text:style-name="P8">Vasudev Reddy</text:p>
              </text:list-item>
            </text:list>
          </table:table-cell>
        </table:table-row>
        <table:table-row>
          <table:table-cell table:style-name="Table2.A2" office:value-type="string">
            <text:p text:style-name="P2">Purpose of Project :</text:p>
            <text:list xml:id="list998184238" text:style-name="L1">
              <text:list-item>
                <text:p text:style-name="P9">Track the entry exit of every person which enters college premise.</text:p>
              </text:list-item>
              <text:list-item>
                <text:p text:style-name="P9">Number of vehicles present in the parking area.</text:p>
              </text:list-item>
              <text:list-item>
                <text:p text:style-name="P9">Details of violation of curfew times.</text:p>
              </text:list-item>
            </text:list>
          </table:table-cell>
        </table:table-row>
        <table:table-row>
          <table:table-cell table:style-name="Table2.A2" office:value-type="string">
            <text:p text:style-name="P3">Background :</text:p>
            <text:list xml:id="list2941192970" text:style-name="L2">
              <text:list-item>
                <text:p text:style-name="P14">Not having precise entry and exit time.</text:p>
              </text:list-item>
              <text:list-item>
                <text:p text:style-name="P14">Hard to find the number of holidays taken by a student.</text:p>
              </text:list-item>
              <text:list-item>
                <text:p text:style-name="P14">Records are hard to maintain.</text:p>
              </text:list-item>
            </text:list>
          </table:table-cell>
        </table:table-row>
        <table:table-row>
          <table:table-cell table:style-name="Table2.A2" office:value-type="string">
            <text:p text:style-name="P4">Deliverables :</text:p>
            <text:list xml:id="list538971427" text:style-name="L3">
              <text:list-item>
                <text:p text:style-name="P11">Easy retrievable and storage of data </text:p>
              </text:list-item>
              <text:list-item>
                <text:p text:style-name="P13">Track of curfew violations by a student.</text:p>
              </text:list-item>
              <text:list-item>
                <text:p text:style-name="P13">Track the working hours of staff.</text:p>
              </text:list-item>
            </text:list>
          </table:table-cell>
        </table:table-row>
        <table:table-row>
          <table:table-cell table:style-name="Table2.A2" office:value-type="string">
            <text:p text:style-name="P4">Stakeholders :</text:p>
            <text:list xml:id="list3395479663" text:style-name="L4">
              <text:list-item>
                <text:p text:style-name="P12">Administrator</text:p>
              </text:list-item>
              <text:list-item>
                <text:p text:style-name="P12">Security Gards</text:p>
              </text:list-item>
              <text:list-item>
                <text:p text:style-name="P12">Students</text:p>
              </text:list-item>
            </text:list>
          </table:table-cell>
        </table:table-row>
        <table:table-row>
          <table:table-cell table:style-name="Table2.A2" office:value-type="string">
            <text:p text:style-name="P4">Resource requirements :</text:p>
            <text:list xml:id="list3840273118" text:style-name="L5">
              <text:list-item>
                <text:p text:style-name="P6">ID card <text:span text:style-name="T3">for students, professors, staffs.</text:span></text:p>
              </text:list-item>
              <text:list-item>
                <text:p text:style-name="P6">Barcode scanner <text:span text:style-name="T3">at gates.</text:span></text:p>
              </text:list-item>
              <text:list-item>
                <text:p text:style-name="P10">Tempoorary ID for visitors.</text:p>
              </text:list-item>
              <text:list-item>
                <text:p text:style-name="P10">Server for storage of dat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7:11:36.395573371</meta:creation-date>
    <dc:date>2018-08-23T19:21:59.288896596</dc:date>
    <meta:editing-duration>PT43M29S</meta:editing-duration>
    <meta:editing-cycles>7</meta:editing-cycles>
    <meta:generator>LibreOffice/6.0.3.2$Linux_X86_64 LibreOffice_project/00m0$Build-2</meta:generator>
    <meta:document-statistic meta:table-count="2" meta:image-count="0" meta:object-count="0" meta:page-count="1" meta:paragraph-count="32" meta:word-count="168" meta:character-count="930" meta:non-whitespace-character-count="810"/>
  </office:meta>
</office:document-meta>
</file>